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0%" draw:textarea-horizontal-align="justify" draw:textarea-vertical-align="middle" draw:auto-grow-height="false" fo:min-height="0.22cm" fo:min-width="4.53cm"/>
      <style:paragraph-properties style:writing-mode="lr-tb"/>
    </style:style>
    <style:style style:name="gr2" style:family="graphic" style:parent-style-name="standard">
      <style:graphic-properties draw:opacity="0%" draw:textarea-horizontal-align="justify" draw:textarea-vertical-align="middle" draw:auto-grow-height="false" fo:min-height="1.132cm" fo:min-width="5.098cm"/>
      <style:paragraph-properties style:writing-mode="lr-tb"/>
    </style:style>
    <style:style style:name="gr3" style:family="graphic" style:parent-style-name="standard">
      <style:graphic-properties draw:opacity="0%" draw:textarea-horizontal-align="justify" draw:textarea-vertical-align="middle" draw:auto-grow-height="false" fo:min-height="0.99cm" fo:min-width="11.565cm"/>
      <style:paragraph-properties style:writing-mode="lr-tb"/>
    </style:style>
    <style:style style:name="gr4" style:family="graphic" style:parent-style-name="standard">
      <style:graphic-properties draw:opacity="0%" draw:textarea-horizontal-align="justify" draw:textarea-vertical-align="middle" draw:auto-grow-height="false" fo:min-height="1.037cm" fo:min-width="4.428cm"/>
      <style:paragraph-properties style:writing-mode="lr-tb"/>
    </style:style>
    <style:style style:name="gr5" style:family="graphic" style:parent-style-name="standard">
      <style:graphic-properties draw:opacity="0%" draw:textarea-horizontal-align="justify" draw:textarea-vertical-align="middle" draw:auto-grow-height="false" fo:min-height="2.348cm" fo:min-width="11.247cm"/>
      <style:paragraph-properties style:writing-mode="lr-tb"/>
    </style:style>
    <style:style style:name="gr6" style:family="graphic" style:parent-style-name="standard">
      <style:graphic-properties draw:opacity="0%" draw:textarea-horizontal-align="justify" draw:textarea-vertical-align="middle" draw:auto-grow-height="false" fo:min-height="0.262cm" fo:min-width="0.398cm"/>
    </style:style>
    <style:style style:name="gr7" style:family="graphic" style:parent-style-name="standard">
      <style:graphic-properties draw:opacity="0%" draw:textarea-horizontal-align="justify" draw:textarea-vertical-align="middle" draw:auto-grow-height="false" fo:min-height="1.77cm" fo:min-width="13.47cm"/>
      <style:paragraph-properties style:writing-mode="lr-tb"/>
    </style:style>
    <style:style style:name="gr8" style:family="graphic" style:parent-style-name="standard">
      <style:graphic-properties draw:opacity="0%" draw:textarea-horizontal-align="justify" draw:textarea-vertical-align="middle" draw:auto-grow-height="false" fo:min-height="1.112cm" fo:min-width="11.247cm"/>
      <style:paragraph-properties style:writing-mode="lr-tb"/>
    </style:style>
    <style:style style:name="gr9" style:family="graphic" style:parent-style-name="standard">
      <style:graphic-properties draw:opacity="0%" draw:textarea-horizontal-align="justify" draw:textarea-vertical-align="middle" draw:auto-grow-height="false" fo:min-height="0.573cm" fo:min-width="0.398cm"/>
    </style:style>
    <style:style style:name="gr10" style:family="graphic" style:parent-style-name="standard">
      <style:graphic-properties draw:opacity="0%" draw:textarea-horizontal-align="justify" draw:textarea-vertical-align="middle" draw:auto-grow-height="false" fo:min-height="0.35cm" fo:min-width="4.099cm"/>
      <style:paragraph-properties style:writing-mode="lr-tb"/>
    </style:style>
    <style:style style:name="gr11" style:family="graphic" style:parent-style-name="objectwithoutfill">
      <style:graphic-properties draw:marker-end="Arrowheads_20_1" draw:marker-end-width="0.3cm" draw:fill="none" draw:opacity="0%" draw:textarea-vertical-align="middle"/>
    </style:style>
    <style:style style:name="gr12" style:family="graphic" style:parent-style-name="objectwithoutfill">
      <style:graphic-properties draw:marker-end="Arrowheads_20_2" draw:marker-end-width="0.3cm" draw:fill="none" draw:opacity="0%" draw:textarea-vertical-align="middle"/>
    </style:style>
    <style:style style:name="gr13" style:family="graphic" style:parent-style-name="objectwithoutfill">
      <style:graphic-properties draw:marker-end="Arrowheads_20_3" draw:marker-end-width="0.3cm" draw:fill="none" draw:opacity="0%" draw:textarea-vertical-align="middle"/>
    </style:style>
    <style:style style:name="gr14" style:family="graphic" style:parent-style-name="objectwithoutfill">
      <style:graphic-properties draw:marker-end="Arrowheads_20_4" draw:marker-end-width="0.3cm" draw:fill="none" draw:opacity="0%" draw:textarea-vertical-align="middle"/>
    </style:style>
    <style:style style:name="gr15" style:family="graphic" style:parent-style-name="objectwithoutfill">
      <style:graphic-properties draw:marker-end="Arrowheads_20_5" draw:marker-end-width="0.3cm" draw:fill="none" draw:opacity="0%" draw:textarea-vertical-align="middle"/>
    </style:style>
    <style:style style:name="gr16" style:family="graphic" style:parent-style-name="objectwithoutfill">
      <style:graphic-properties draw:marker-end="Arrowheads_20_7" draw:marker-end-width="0.3cm" draw:fill="none" draw:opacity="0%" draw:textarea-vertical-align="middle"/>
    </style:style>
    <style:style style:name="gr17" style:family="graphic" style:parent-style-name="objectwithoutfill">
      <style:graphic-properties draw:marker-end="Arrowheads_20_8" draw:marker-end-width="0.3cm" draw:fill="none" draw:opacity="0%" draw:textarea-vertical-align="middle"/>
    </style:style>
    <style:style style:name="gr18" style:family="graphic" style:parent-style-name="objectwithoutfill">
      <style:graphic-properties draw:marker-end="Arrowheads_20_9" draw:marker-end-width="0.3cm" draw:fill="none" draw:opacity="0%" draw:textarea-vertical-align="middle"/>
    </style:style>
    <style:style style:name="gr19" style:family="graphic" style:parent-style-name="objectwithoutfill">
      <style:graphic-properties draw:marker-end="Arrowheads_20_10" draw:marker-end-width="0.3cm" draw:fill="none" draw:opacity="0%" draw:textarea-vertical-align="middle"/>
    </style:style>
    <style:style style:name="gr20" style:family="graphic" style:parent-style-name="objectwithoutfill">
      <style:graphic-properties draw:marker-end="Arrowheads_20_11" draw:marker-end-width="0.3cm" draw:fill="none" draw:opacity="0%" draw:textarea-vertical-align="middle"/>
    </style:style>
    <style:style style:name="gr21" style:family="graphic" style:parent-style-name="objectwithoutfill">
      <style:graphic-properties draw:marker-end="Arrowheads_20_12" draw:marker-end-width="0.3cm" draw:fill="none" draw:opacity="0%" draw:textarea-vertical-align="middle"/>
    </style:style>
    <style:style style:name="gr22" style:family="graphic" style:parent-style-name="objectwithoutfill">
      <style:graphic-properties draw:marker-end="Arrowheads_20_14" draw:marker-end-width="0.3cm" draw:fill="none" draw:opacity="0%" draw:textarea-vertical-align="middle"/>
    </style:style>
    <style:style style:name="gr23" style:family="graphic" style:parent-style-name="objectwithoutfill">
      <style:graphic-properties draw:marker-end="Arrowheads_20_15" draw:marker-end-width="0.3cm" draw:fill="none" draw:opacity="0%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P1" style:family="paragraph">
      <style:paragraph-properties fo:text-align="center"/>
      <style:text-properties fo:font-size="14pt"/>
    </style:style>
    <style:style style:name="P2" style:family="paragraph">
      <loext:graphic-properties draw:opacity="0%"/>
      <style:paragraph-properties fo:text-align="center"/>
      <style:text-properties fo:font-size="14pt"/>
    </style:style>
    <style:style style:name="P3" style:family="paragraph">
      <loext:graphic-properties draw:opacity="0%"/>
      <style:paragraph-properties fo:text-align="center"/>
      <style:text-properties fo:font-size="14pt" style:font-size-asian="13pt" style:font-size-complex="13pt"/>
    </style:style>
    <style:style style:name="P4" style:family="paragraph">
      <loext:graphic-properties draw:opacity="0%"/>
      <style:paragraph-properties fo:text-align="center"/>
      <style:text-properties fo:font-size="14pt" style:font-size-asian="15pt" style:font-size-complex="15pt"/>
    </style:style>
    <style:style style:name="P5" style:family="paragraph">
      <loext:graphic-properties draw:fill="none" draw:opacity="0%"/>
      <style:paragraph-properties fo:text-align="center"/>
      <style:text-properties fo:font-size="14pt"/>
    </style:style>
    <style:style style:name="P6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size-asian="13pt" style:font-size-complex="13pt"/>
    </style:style>
    <style:style style:name="T2" style:family="text">
      <style:text-properties style:font-size-asian="15pt" style:font-size-complex="15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08cm" svg:height="0.52cm" svg:x="7.985cm" svg:y="1.635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8.89cm" svg:height="2.194cm" svg:x="6.08cm" svg:y="2.933cm">
          <text:p text:style-name="P1"><text:span text:style-name="T1">Read the value of <text:s/>n and all the points(x,y)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3" draw:id="id3" draw:layer="layout" svg:width="12.065cm" svg:height="1.24cm" svg:x="4.473cm" svg:y="5.755cm">
          <text:p text:style-name="P1">Sumxx = 0 , Sumx = 0 , Sumy = 0 , Sumxy = 0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6.968cm" svg:height="1.819cm" svg:x="6.901cm" svg:y="7.791cm">
          <text:p text:style-name="P1"><text:span text:style-name="T1">Loop from 1 to 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5" draw:id="id5" draw:layer="layout" svg:width="11.747cm" svg:height="2.598cm" svg:x="4.493cm" svg:y="10.467cm">
          <text:p text:style-name="P1">Sumxx = sumxx + x(i)**2</text:p>
          <text:p text:style-name="P1">Sumx = sumx + x(i)</text:p>
          <text:p text:style-name="P1">Sumy = sumy + y(i)</text:p>
          <text:p text:style-name="P1">Sumxy = sumxy + x(i)*y(i)</text:p>
          <draw:enhanced-geometry svg:viewBox="0 0 21600 21600" draw:type="rectangle" draw:enhanced-path="M 0 0 L 21600 0 21600 21600 0 21600 0 0 Z N"/>
        </draw:custom-shape>
        <draw:custom-shape draw:style-name="gr6" draw:text-style-name="P2" xml:id="id6" draw:id="id6" draw:layer="layout" svg:width="1.27cm" svg:height="0.722cm" svg:x="9.707cm" svg:y="13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7" draw:id="id7" draw:layer="layout" svg:width="13.97cm" svg:height="2.02cm" svg:x="3.371cm" svg:y="15.172cm">
          <text:p text:style-name="P1"><text:span text:style-name="T2">M = n(sumxy)-</text:span><text:span text:style-name="T2">sumx*sumy/n(sum</text:span><text:span text:style-name="T2">xx) – sumx**2</text:span></text:p>
          <text:p text:style-name="P1"><text:span text:style-name="T2">C = sumxx*sumy – </text:span><text:span text:style-name="T2">sumxy*sumx/n(su</text:span><text:span text:style-name="T2">mxx) - sumx**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8" draw:id="id8" draw:layer="layout" svg:width="6.968cm" svg:height="1.819cm" svg:x="6.92cm" svg:y="17.97cm">
          <text:p text:style-name="P1"><text:span text:style-name="T1">Loop from 1 to 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9" draw:id="id9" draw:layer="layout" svg:width="11.747cm" svg:height="1.362cm" svg:x="4.585cm" svg:y="20.685cm">
          <text:p text:style-name="P1">f(i) = m*x(i) + c</text:p>
          <draw:enhanced-geometry svg:viewBox="0 0 21600 21600" draw:type="rectangle" draw:enhanced-path="M 0 0 L 21600 0 21600 21600 0 21600 0 0 Z N"/>
        </draw:custom-shape>
        <draw:custom-shape draw:style-name="gr9" draw:text-style-name="P2" xml:id="id11" draw:id="id11" draw:layer="layout" svg:width="1.27cm" svg:height="1.163cm" svg:x="9.944cm" svg:y="24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0" draw:id="id10" draw:layer="layout" svg:width="7.303cm" svg:height="0.952cm" svg:x="6.882cm" svg:y="22.907cm">
          <text:p text:style-name="P1">Print x(i) f(i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1" draw:text-style-name="P5" draw:layer="layout" draw:type="line" svg:x1="10.525cm" svg:y1="2.155cm" svg:x2="10.525cm" svg:y2="2.933cm" draw:start-shape="id1" draw:start-glue-point="2" draw:end-shape="id2" draw:end-glue-point="5" svg:d="M10525 2155v778" svg:viewBox="0 0 1 779">
          <text:p/>
        </draw:connector>
        <draw:connector draw:style-name="gr12" draw:text-style-name="P5" draw:layer="layout" draw:type="line" svg:x1="10.525cm" svg:y1="5.127cm" svg:x2="10.505cm" svg:y2="5.755cm" draw:start-shape="id2" draw:start-glue-point="8" draw:end-shape="id3" draw:end-glue-point="0" svg:d="M10525 5127l-20 628" svg:viewBox="0 0 21 629">
          <text:p/>
        </draw:connector>
        <draw:connector draw:style-name="gr13" draw:text-style-name="P5" draw:layer="layout" draw:type="line" svg:x1="10.505cm" svg:y1="6.995cm" svg:x2="10.385cm" svg:y2="7.791cm" draw:start-shape="id3" draw:start-glue-point="2" draw:end-shape="id4" draw:end-glue-point="4" svg:d="M10505 6995l-120 796" svg:viewBox="0 0 121 797">
          <text:p/>
        </draw:connector>
        <draw:connector draw:style-name="gr14" draw:text-style-name="P5" draw:layer="layout" draw:type="line" svg:x1="10.385cm" svg:y1="9.61cm" svg:x2="10.366cm" svg:y2="10.467cm" draw:start-shape="id4" draw:start-glue-point="8" draw:end-shape="id5" draw:end-glue-point="0" svg:d="M10385 9610l-19 857" svg:viewBox="0 0 20 858">
          <text:p/>
        </draw:connector>
        <draw:connector draw:style-name="gr15" draw:text-style-name="P5" draw:layer="layout" draw:type="line" svg:x1="10.366cm" svg:y1="13.065cm" svg:x2="10.342cm" svg:y2="13.613cm" draw:start-shape="id5" draw:start-glue-point="2" draw:end-shape="id6" draw:end-glue-point="4" svg:d="M10366 13065l-24 548" svg:viewBox="0 0 25 549">
          <text:p/>
        </draw:connector>
        <draw:connector draw:style-name="gr16" draw:text-style-name="P5" draw:layer="layout" draw:type="line" svg:x1="10.342cm" svg:y1="14.335cm" svg:x2="10.356cm" svg:y2="15.172cm" draw:start-shape="id6" draw:start-glue-point="8" draw:end-shape="id7" draw:end-glue-point="0" svg:d="M10342 14335l14 837" svg:viewBox="0 0 15 838">
          <text:p/>
        </draw:connector>
        <draw:connector draw:style-name="gr17" draw:text-style-name="P5" draw:layer="layout" draw:type="line" svg:x1="10.356cm" svg:y1="17.192cm" svg:x2="10.404cm" svg:y2="17.97cm" draw:start-shape="id7" draw:start-glue-point="2" draw:end-shape="id8" svg:d="M10356 17192l48 778" svg:viewBox="0 0 49 779">
          <text:p/>
        </draw:connector>
        <draw:connector draw:style-name="gr18" draw:text-style-name="P5" draw:layer="layout" draw:type="line" svg:x1="10.404cm" svg:y1="19.789cm" svg:x2="10.458cm" svg:y2="20.685cm" draw:start-shape="id8" draw:start-glue-point="8" draw:end-shape="id9" draw:end-glue-point="0" svg:d="M10404 19789l54 896" svg:viewBox="0 0 55 897">
          <text:p/>
        </draw:connector>
        <draw:connector draw:style-name="gr19" draw:text-style-name="P5" draw:layer="layout" draw:type="line" svg:x1="10.458cm" svg:y1="22.047cm" svg:x2="10.533cm" svg:y2="22.907cm" draw:start-shape="id9" draw:start-glue-point="2" draw:end-shape="id10" svg:d="M10458 22047l75 860" svg:viewBox="0 0 76 861">
          <text:p/>
        </draw:connector>
        <draw:connector draw:style-name="gr20" draw:text-style-name="P5" draw:layer="layout" draw:type="line" svg:x1="10.534cm" svg:y1="23.859cm" svg:x2="10.579cm" svg:y2="24.489cm" draw:start-shape="id10" draw:start-glue-point="8" draw:end-shape="id11" draw:end-glue-point="4" svg:d="M10534 23859l45 630" svg:viewBox="0 0 46 631">
          <text:p/>
        </draw:connector>
        <draw:custom-shape draw:style-name="gr1" draw:text-style-name="P2" xml:id="id12" draw:id="id12" draw:layer="layout" svg:width="5.08cm" svg:height="0.52cm" svg:x="8.098cm" svg:y="26.194cm">
          <text:p text:style-name="P1">s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5" draw:layer="layout" draw:type="line" svg:x1="10.579cm" svg:y1="25.652cm" svg:x2="10.638cm" svg:y2="26.194cm" draw:start-shape="id11" draw:start-glue-point="8" draw:end-shape="id12" draw:end-glue-point="0" svg:d="M10579 25652l59 542" svg:viewBox="0 0 60 543">
          <text:p/>
        </draw:connector>
        <draw:connector draw:style-name="gr22" draw:text-style-name="P5" draw:layer="layout" draw:line-skew="-3.495cm" svg:x1="9.707cm" svg:y1="13.974cm" svg:x2="6.901cm" svg:y2="8.701cm" draw:start-shape="id6" draw:start-glue-point="6" draw:end-shape="id4" draw:end-glue-point="6" svg:d="M9707 13974h-6802v-5273h3996" svg:viewBox="0 0 6803 5274">
          <text:p/>
        </draw:connector>
        <draw:connector draw:style-name="gr23" draw:text-style-name="P5" draw:layer="layout" draw:line-skew="-2.879cm" svg:x1="9.944cm" svg:y1="25.071cm" svg:x2="6.92cm" svg:y2="18.88cm" draw:start-shape="id11" draw:start-glue-point="6" draw:end-shape="id8" draw:end-glue-point="6" svg:d="M9944 25071h-6404v-6191h3380" svg:viewBox="0 0 6405 6192">
          <text:p/>
        </draw:connector>
        <draw:frame draw:style-name="gr24" draw:text-style-name="P7" draw:layer="layout" svg:width="5.397cm" svg:height="1.587cm" svg:x="1.635cm" svg:y="1.635cm">
          <draw:text-box>
            <text:p text:style-name="P6"><text:span text:style-name="T3">Flow Chart: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18T22:49:33.043560682</meta:creation-date>
    <dc:date>2023-09-18T23:11:56.351123929</dc:date>
    <meta:editing-duration>PT1M39S</meta:editing-duration>
    <meta:editing-cycles>1</meta:editing-cycles>
    <meta:document-statistic meta:object-count="26"/>
    <meta:generator>LibreOffice/7.3.7.2$Linux_X86_64 LibreOffice_project/30$Build-2</meta:generator>
  </office:meta>
</office:document-meta>
</file>